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8pt" fo:font-weight="bold" officeooo:rsid="0017956f" officeooo:paragraph-rsid="0017956f" style:font-size-asian="18pt" style:font-weight-asian="bold" style:font-size-complex="18pt" style:font-weight-complex="bold"/>
    </style:style>
    <style:style style:name="P2" style:family="paragraph" style:parent-style-name="Standard">
      <style:text-properties style:text-underline-style="solid" style:text-underline-width="auto" style:text-underline-color="font-color" officeooo:rsid="0017956f" officeooo:paragraph-rsid="0017956f"/>
    </style:style>
    <style:style style:name="P3" style:family="paragraph" style:parent-style-name="Standard">
      <style:text-properties style:text-underline-style="solid" style:text-underline-width="auto" style:text-underline-color="font-color" fo:font-weight="normal" officeooo:rsid="002dad9a" officeooo:paragraph-rsid="002dad9a" style:font-weight-asian="normal" style:font-weight-complex="normal"/>
    </style:style>
    <style:style style:name="P4" style:family="paragraph" style:parent-style-name="Standard">
      <style:text-properties style:text-underline-style="none" officeooo:rsid="0017956f" officeooo:paragraph-rsid="0017956f"/>
    </style:style>
    <style:style style:name="P5" style:family="paragraph" style:parent-style-name="Standard">
      <style:text-properties style:text-underline-style="none" fo:font-weight="bold" officeooo:rsid="0019962c" officeooo:paragraph-rsid="0019962c" style:font-weight-asian="bold" style:font-weight-complex="bold"/>
    </style:style>
    <style:style style:name="P6" style:family="paragraph" style:parent-style-name="Standard">
      <style:text-properties style:text-underline-style="none" fo:font-weight="bold" officeooo:rsid="002881d5" officeooo:paragraph-rsid="002881d5" style:font-weight-asian="bold" style:font-weight-complex="bold"/>
    </style:style>
    <style:style style:name="P7" style:family="paragraph" style:parent-style-name="Standard">
      <style:text-properties style:text-underline-style="none" officeooo:rsid="002712bc" officeooo:paragraph-rsid="002712bc"/>
    </style:style>
    <style:style style:name="P8" style:family="paragraph" style:parent-style-name="Standard">
      <style:text-properties style:text-underline-style="none" officeooo:rsid="002b4f7a" officeooo:paragraph-rsid="002b4f7a"/>
    </style:style>
    <style:style style:name="P9" style:family="paragraph" style:parent-style-name="Standard">
      <style:text-properties style:text-underline-style="none" officeooo:rsid="002d2d48" officeooo:paragraph-rsid="002d2d48"/>
    </style:style>
    <style:style style:name="P10" style:family="paragraph" style:parent-style-name="Standard">
      <style:text-properties style:text-underline-style="none" officeooo:rsid="002fbc61" officeooo:paragraph-rsid="002fbc61"/>
    </style:style>
    <style:style style:name="P11" style:family="paragraph" style:parent-style-name="Standard">
      <style:text-properties fo:font-variant="normal" fo:text-transform="none" fo:color="#3a3a3a" style:font-name="monospace" fo:font-size="10.5pt" fo:letter-spacing="normal" fo:font-style="normal" style:text-underline-style="none" fo:font-weight="normal" officeooo:rsid="0017956f" officeooo:paragraph-rsid="0017956f"/>
    </style:style>
    <style:style style:name="P12" style:family="paragraph" style:parent-style-name="Standard">
      <style:text-properties fo:font-variant="normal" fo:text-transform="none" fo:color="#3a3a3a" style:font-name="monospace" fo:font-size="10.5pt" fo:letter-spacing="normal" fo:font-style="normal" style:text-underline-style="none" fo:font-weight="normal" officeooo:rsid="001bbcf3" officeooo:paragraph-rsid="001bbcf3"/>
    </style:style>
    <style:style style:name="P13" style:family="paragraph" style:parent-style-name="Standard">
      <style:text-properties fo:font-variant="normal" fo:text-transform="none" fo:color="#3a3a3a" style:font-name="monospace" fo:font-size="10.5pt" fo:letter-spacing="normal" fo:font-style="normal" style:text-underline-style="none" fo:font-weight="normal" officeooo:rsid="001bbcf3" officeooo:paragraph-rsid="001c2de1"/>
    </style:style>
    <style:style style:name="P14" style:family="paragraph" style:parent-style-name="Standard">
      <style:text-properties officeooo:paragraph-rsid="002ee0dc"/>
    </style:style>
    <style:style style:name="P15" style:family="paragraph" style:parent-style-name="Text_20_body">
      <style:text-properties style:text-underline-style="none" officeooo:rsid="0017956f" officeooo:paragraph-rsid="0017956f"/>
    </style:style>
    <style:style style:name="P16" style:family="paragraph" style:parent-style-name="Text_20_body">
      <style:text-properties fo:font-weight="bold" style:font-weight-asian="bold" style:font-weight-complex="bold"/>
    </style:style>
    <style:style style:name="P17" style:family="paragraph" style:parent-style-name="Preformatted_20_Text">
      <style:text-properties style:text-underline-style="none" officeooo:rsid="0017956f" officeooo:paragraph-rsid="0017956f"/>
    </style:style>
    <style:style style:name="P18" style:family="paragraph" style:parent-style-name="Preformatted_20_Text">
      <style:text-properties officeooo:paragraph-rsid="0019962c"/>
    </style:style>
    <style:style style:name="P19" style:family="paragraph" style:parent-style-name="Standard">
      <style:text-properties style:text-underline-style="none" officeooo:rsid="00343476" officeooo:paragraph-rsid="00343476"/>
    </style:style>
    <style:style style:name="P20" style:family="paragraph" style:parent-style-name="Standard">
      <style:text-properties style:text-underline-style="none" officeooo:rsid="0037faaa" officeooo:paragraph-rsid="0037faaa"/>
    </style:style>
    <style:style style:name="P21" style:family="paragraph" style:parent-style-name="Standard">
      <style:text-properties style:text-underline-style="none" officeooo:rsid="003825cb" officeooo:paragraph-rsid="003825cb"/>
    </style:style>
    <style:style style:name="P22" style:family="paragraph" style:parent-style-name="Standard">
      <style:text-properties style:text-underline-style="none" officeooo:rsid="0017956f" officeooo:paragraph-rsid="0017956f"/>
    </style:style>
    <style:style style:name="P23" style:family="paragraph" style:parent-style-name="Standard">
      <style:text-properties style:text-underline-style="none" officeooo:rsid="003ee27c" officeooo:paragraph-rsid="003ee27c"/>
    </style:style>
    <style:style style:name="P24" style:family="paragraph" style:parent-style-name="Standard">
      <style:text-properties style:text-underline-style="none" officeooo:rsid="0040b542" officeooo:paragraph-rsid="0040b542"/>
    </style:style>
    <style:style style:name="P25" style:family="paragraph" style:parent-style-name="Standard">
      <style:text-properties style:text-underline-style="solid" style:text-underline-width="auto" style:text-underline-color="font-color" officeooo:rsid="003bde45" officeooo:paragraph-rsid="003bde45"/>
    </style:style>
    <style:style style:name="P26" style:family="paragraph" style:parent-style-name="Standard">
      <style:text-properties officeooo:paragraph-rsid="004049ba"/>
    </style:style>
    <style:style style:name="P27" style:family="paragraph" style:parent-style-name="Preformatted_20_Text">
      <style:text-properties style:text-underline-style="none" officeooo:rsid="0017956f" officeooo:paragraph-rsid="0017956f"/>
    </style:style>
    <style:style style:name="T1" style:family="text">
      <style:text-properties officeooo:rsid="0019962c"/>
    </style:style>
    <style:style style:name="T2" style:family="text">
      <style:text-properties fo:font-variant="normal" fo:text-transform="none" fo:color="#3a3a3a" style:font-name="monospace" fo:font-size="10.5pt" fo:letter-spacing="normal" fo:font-style="normal" fo:font-weight="normal" fo:background-color="transparent" loext:char-shading-value="0" loext:padding="0cm" loext:border="none"/>
    </style:style>
    <style:style style:name="T3" style:family="text">
      <style:text-properties fo:font-variant="normal" fo:text-transform="none" fo:color="#3a3a3a" style:font-name="monospace" fo:font-size="10.5pt" fo:letter-spacing="normal" fo:font-style="normal" fo:font-weight="normal" officeooo:rsid="0024fad3" fo:background-color="transparent" loext:char-shading-value="0" loext:padding="0cm" loext:border="none"/>
    </style:style>
    <style:style style:name="T4" style:family="text">
      <style:text-properties fo:font-variant="normal" fo:text-transform="none" fo:color="#3a3a3a" style:font-name="monospace" fo:font-size="10.5pt" fo:letter-spacing="normal" fo:font-style="normal" style:text-underline-style="none" fo:font-weight="normal" officeooo:rsid="0019962c" fo:background-color="transparent" loext:char-shading-value="0" loext:padding="0cm" loext:border="none"/>
    </style:style>
    <style:style style:name="T5" style:family="text">
      <style:text-properties fo:font-variant="normal" fo:text-transform="none" fo:color="#000000" style:font-name="proxima-nova" fo:font-size="12pt" fo:letter-spacing="normal" fo:font-style="normal" fo:font-weight="normal"/>
    </style:style>
    <style:style style:name="T6" style:family="text">
      <style:text-properties fo:font-variant="normal" fo:text-transform="none" fo:color="#000000" style:font-name="monospace" fo:font-size="11.25pt" fo:letter-spacing="normal" fo:font-style="normal" fo:font-weight="normal" loext:padding="0cm" loext:border="none"/>
    </style:style>
    <style:style style:name="T7" style:family="text">
      <style:text-properties fo:font-variant="normal" fo:text-transform="none" fo:color="#e94849" style:font-name="monospace" fo:font-size="10.5pt" fo:letter-spacing="normal" fo:font-style="normal" fo:font-weight="normal" fo:background-color="transparent" loext:char-shading-value="0" loext:padding="0cm" loext:border="none"/>
    </style:style>
    <style:style style:name="T8" style:family="text">
      <style:text-properties officeooo:rsid="001a6b04"/>
    </style:style>
    <style:style style:name="T9" style:family="text">
      <style:text-properties officeooo:rsid="001c84b1"/>
    </style:style>
    <style:style style:name="T10" style:family="text">
      <style:text-properties officeooo:rsid="001fcef1"/>
    </style:style>
    <style:style style:name="T11" style:family="text">
      <style:text-properties officeooo:rsid="002362b1"/>
    </style:style>
    <style:style style:name="T12" style:family="text">
      <style:text-properties fo:font-weight="bold" style:font-weight-asian="bold" style:font-weight-complex="bold"/>
    </style:style>
    <style:style style:name="T13" style:family="text">
      <style:text-properties fo:font-weight="bold" officeooo:rsid="002ee0dc" style:font-weight-asian="bold" style:font-weight-complex="bold"/>
    </style:style>
    <style:style style:name="T14" style:family="text">
      <style:text-properties fo:font-weight="bold" officeooo:rsid="003ee27c" style:font-weight-asian="bold" style:font-weight-complex="bold"/>
    </style:style>
    <style:style style:name="T15" style:family="text">
      <style:text-properties officeooo:rsid="00266ebc"/>
    </style:style>
    <style:style style:name="T16" style:family="text">
      <style:text-properties style:text-underline-style="none" officeooo:rsid="002ee0dc"/>
    </style:style>
    <style:style style:name="T17" style:family="text">
      <style:text-properties style:text-underline-style="none" officeooo:rsid="004049ba"/>
    </style:style>
    <style:style style:name="T18" style:family="text">
      <style:text-properties fo:font-weight="normal" style:font-weight-asian="normal" style:font-weight-complex="normal"/>
    </style:style>
    <style:style style:name="T19" style:family="text">
      <style:text-properties fo:font-weight="normal" officeooo:rsid="002ee0dc" style:font-weight-asian="normal" style:font-weight-complex="normal"/>
    </style:style>
    <style:style style:name="T20" style:family="text">
      <style:text-properties fo:font-weight="normal" officeooo:rsid="003ee27c" style:font-weight-asian="normal" style:font-weight-complex="normal"/>
    </style:style>
    <style:style style:name="T21" style:family="text">
      <style:text-properties officeooo:rsid="0030c2f0"/>
    </style:style>
    <style:style style:name="T22" style:family="text">
      <style:text-properties officeooo:rsid="004049ba"/>
    </style:style>
    <style:style style:name="T23" style:family="text">
      <style:text-properties fo: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kins</text:p>
      <text:p text:style-name="P2">Jenkins installation steps in ubuntu 16:</text:p>
      <text:p text:style-name="P5"/>
      <text:p text:style-name="P5">1. Install Java using the below commands,</text:p>
      <text:p text:style-name="P18"><text:span text:style-name="Source_20_Text"><text:span text:style-name="T4">$ sudo apt-get update</text:span></text:span></text:p>
      <text:p text:style-name="P11"><text:span text:style-name="T1">$ </text:span>sudo apt-get install default-jre</text:p>
      <text:p text:style-name="P11"><text:span text:style-name="T8">$ </text:span>sudo apt-get install default-jdk</text:p>
      <text:p text:style-name="P12">$ sudo update-alternatives --config java</text:p>
      <text:p text:style-name="P15"><text:span text:style-name="T5">Many programs, such as Java servers, use the </text:span><text:span text:style-name="Source_20_Text"><text:span text:style-name="T6">JAVA_HOME</text:span></text:span><text:span text:style-name="T5"> environment variable to determine the Java installation location. To set this environment variable, we will first need to find out where Java is installed. You can do this by executing the same command as in the previous section:</text:span></text:p>
      <text:p text:style-name="P13">$ sudo update-alternatives --config java</text:p>
      <text:p text:style-name="P11"><text:span text:style-name="T9">$ </text:span>sudo <text:span text:style-name="T10">vim</text:span> /etc/environment</text:p>
      <text:p text:style-name="P17"><text:span text:style-name="Source_20_Text"><text:span text:style-name="T2">JAVA_HOME="</text:span></text:span><text:span text:style-name="Source_20_Text"><text:span text:style-name="T7">/usr/lib/jvm/java-8-oracle</text:span></text:span><text:span text:style-name="Source_20_Text"><text:span text:style-name="T2">"</text:span></text:span></text:p>
      <text:p text:style-name="P4">:<text:span text:style-name="T10">wq!</text:span></text:p>
      <text:p text:style-name="P4"/>
      <text:p text:style-name="P11"><text:span text:style-name="T11">$ </text:span>source /etc/environment</text:p>
      <text:p text:style-name="P17"><text:span text:style-name="Source_20_Text"><text:span text:style-name="T3">$ </text:span></text:span><text:span text:style-name="Source_20_Text"><text:span text:style-name="T2">echo $JAVA_HOME</text:span></text:span></text:p>
      <text:p text:style-name="P16"><text:line-break/><text:bookmark text:name="step-install-jenkins"/><text:span text:style-name="T15">2. </text:span>Install Jenkins</text:p>
      <text:p text:style-name="P7">Google search “jenkins downloads”</text:p>
      <text:p text:style-name="P7">Yuo will find the official download site.</text:p>
      <text:p text:style-name="P7">Add the apt-get repository to your source.list file.</text:p>
      <text:p text:style-name="P7">Sudo apt-get install jenkins</text:p>
      <text:p text:style-name="P4"/>
      <text:p text:style-name="P6">3.Follow the steps in the following link.</text:p>
      <text:p text:style-name="P8">https://www.howtoforge.com/tutorial/how-to-install-jenkins-with-apache-on-ubuntu-16-04/</text:p>
      <text:p text:style-name="P4"/>
      <text:p text:style-name="P3"/>
      <text:p text:style-name="P3">Changing the jenkins home:</text:p>
      <text:p text:style-name="P9">Now you can open the browser and the the url you should type in inside to open the jenkins interface is ‘<text:a xlink:type="simple" xlink:href="http://localhost:8080/" text:style-name="Internet_20_link" text:visited-style-name="Visited_20_Internet_20_Link">http://localhost:8080/</text:a>’ (or what ever you have given in the /etc/apache2/sites-available/jenkins.conf file) </text:p>
      <text:p text:style-name="P4"/>
      <text:p text:style-name="P14"><text:span text:style-name="T16">When Jenkins is installed the default home directory for it is ‘</text:span><text:span text:style-name="T12">/var/lib/jenkins’ </text:span><text:span text:style-name="T19">(you can see this usinf the browser navigation </text:span><text:span text:style-name="T13">MANAGE JINKINS &gt;&gt; CONFIGURATION</text:span><text:span text:style-name="T19"> )</text:span></text:p>
      <text:p text:style-name="P4"/>
      <text:p text:style-name="P10">We may need to change its home directory to somewhere else because of the <text:span text:style-name="T21">your project requirement or insufficient disk space in the current place.</text:span></text:p>
      <text:p text:style-name="P19"/>
      <text:p text:style-name="P21">$ sudo service jenkins stop</text:p>
      <text:p text:style-name="P20">$ sudo mv /var/lib/jenkins /home/manu/Devops</text:p>
      <text:p text:style-name="P20">$ sudo <text:s/>ln -s /home/manu/Devops/jenkins /var/lib/jenkins</text:p>
      <text:p text:style-name="P21">$ sudo service jenkins start</text:p>
      <text:p text:style-name="P21"/>
      <text:p text:style-name="P25"/>
      <text:p text:style-name="P25">Jenkins command line interface:</text:p>
      <text:p text:style-name="P4"/>
      <text:p text:style-name="P23">1. Start jenkins</text:p>
      <text:p text:style-name="P23">2. Go to manage Jenkins &gt;&gt; Configure Global Security</text:p>
      <text:p text:style-name="P23"><text:soft-page-break/>3. Go to <text:span text:style-name="T12">http://localhost:8080/cli/</text:span></text:p>
      <text:p text:style-name="P26"><text:span text:style-name="T17">4. </text:span>download <text:a xlink:type="simple" xlink:href="http://localhost:8080/jnlpJars/jenkins-cli.jar" text:style-name="Internet_20_link" text:visited-style-name="Visited_20_Internet_20_Link">jenkins-cli.jar</text:a>, and run it as follows<text:span text:style-name="T22">(from the same directory)</text:span>:</text:p>
      <text:p text:style-name="P17"><text:bookmark text:name="example"/><text:tab/><text:span text:style-name="T22">$ </text:span>java -jar -s http://localhost:8080/ help</text:p>
      <text:p text:style-name="P24">5. In the url <text:a xlink:type="simple" xlink:href="http://localhost:8080/cli/" text:style-name="Internet_20_link" text:visited-style-name="Visited_20_Internet_20_Link"><text:span text:style-name="T14">http://localhost:8080/cli/</text:span></text:a><text:span text:style-name="T14"> </text:span><text:span text:style-name="T20"><text:s/></text:span><text:span text:style-name="T18">you will find the list of commands you can seen how to run that command by clicking on i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monospace"/>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43:43.455742571</meta:creation-date>
    <dc:date>2017-07-15T19:16:08.817980941</dc:date>
    <meta:editing-duration>PT11H22M49S</meta:editing-duration>
    <meta:editing-cycles>37</meta:editing-cycles>
    <meta:generator>LibreOffice/5.1.6.2$Linux_X86_64 LibreOffice_project/10m0$Build-2</meta:generator>
    <meta:document-statistic meta:table-count="0" meta:image-count="0" meta:object-count="0" meta:page-count="3" meta:paragraph-count="36" meta:word-count="301" meta:character-count="2041" meta:non-whitespace-character-count="1773"/>
  </office:meta>
</office:document-meta>
</file>